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 entanto, rcv1 como distribuído é simplesmente uma coleção de histórias de newswire, não uma coleção de testes. Inclui erros conhecidos na cessão de categorias, fornece listas de descrições de categorias que não são consistentes com as categorias atribuídas aos artigos, e carece de documentação essencial sobre a semântica pretendida da cessão da categoria. </text:p>
      <text:p text:style-name="Standard"/>
      <text:p text:style-name="Standard">apenas histórias em inglês produzidas por jornalistas da Reuters entre 20 de agosto de 1996 e 19 de agosto de 1997.</text:p>
      <text:p text:style-name="Standard"/>
      <text:p text:style-name="Standard">códigos de categoria de três conjuntos (Tópicos, Indústrias e Regiões) foram atribuídos a histórias. </text:p>
      <text:p text:style-name="Standard"/>
      <text:p text:style-name="Standard">Códigos-tópicos foram designados para capturar os principais assuntos de uma história. Foram organizados em quatro grupos hierárquicos: CCAT (Corporate/Industrial), ECAT (Economia), GCAT (Governo/Social) e MCAT (Mercados). </text:p>
      <text:p text:style-name="Standard"/>
      <text:p text:style-name="P1">Códigos da indústria </text:p>
      <text:p text:style-name="Standard"><text:tab/>Foram agrupados em 10 subhierarquias, como I2 (METAIS E MINERAIS) e I5 (CONSTRUÇÃO).</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30T20:12:28.42</meta:creation-date>
    <meta:document-statistic meta:table-count="0" meta:image-count="0" meta:object-count="0" meta:page-count="1" meta:paragraph-count="6" meta:word-count="131" meta:character-count="906"/>
    <dc:date>2020-01-30T20:33:36.57</dc:date>
    <meta:editing-duration>PT5M55S</meta:editing-duration>
    <meta:editing-cycles>1</meta:editing-cycles>
    <meta:generator>OpenOffice/4.1.2$Win32 OpenOffice.org_project/412m3$Build-9782</meta:generator>
  </office:meta>
</office:document-meta>
</file>